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6c9" officeooo:paragraph-rsid="0004e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on du nombre {n}</text:p>
      <text:p text:style-name="P1"/>
      <text:p text:style-name="Standard">{#if n &gt;5}</text:p>
      <text:p text:style-name="Standard">n est un grand nombre</text:p>
      <text:p text:style-name="Standard">{:else}</text:p>
      <text:p text:style-name="Standard">n est un petit nombre</text:p>
      <text:p text:style-name="Standard">{/if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0:46:14.542293873</meta:creation-date>
    <dc:date>2025-04-27T00:47:45.207121311</dc:date>
    <meta:editing-duration>PT1M37S</meta:editing-duration>
    <meta:editing-cycles>1</meta:editing-cycles>
    <meta:document-statistic meta:table-count="0" meta:image-count="0" meta:object-count="0" meta:page-count="1" meta:paragraph-count="6" meta:word-count="19" meta:character-count="89" meta:non-whitespace-character-count="76"/>
    <meta:generator>LibreOffice/24.8.6.2$Linux_X86_64 LibreOffice_project/d50be90c1d90f0f90a5235ffcbbafbbfa38a83c2</meta:generator>
  </office:meta>
</office:document-meta>
</file>